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0a2bf3" officeooo:paragraph-rsid="000a2bf3" style:font-size-asian="15pt" style:font-weight-asian="bold" style:font-size-complex="15pt" style:font-weight-complex="bold"/>
    </style:style>
    <style:style style:name="P2" style:family="paragraph" style:parent-style-name="Heading_20_4">
      <style:text-properties fo:font-size="15pt" fo:font-weight="bold" officeooo:rsid="000a2bf3" officeooo:paragraph-rsid="000a2bf3" style:font-size-asian="15pt" style:font-weight-asian="bold" style:font-size-complex="15pt" style:font-weight-complex="bol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 teorico</text:p>
      <text:p text:style-name="P1"/>
      <text:h text:style-name="P2" text:outline-level="4">Descripción del Sistema</text:h>
      <text:p text:style-name="Text_20_body">Este sistema de publicación de anuncios permite a los usuarios registrados publicar anuncios, que deben ser aprobados bajo ciertas condiciones. Los publicadores deben tener al menos dos publicaciones aprobadas para que sus anuncios se publiquen automáticamente; de lo contrario, un administrador debe autorizar la publicación. Los usuarios registrados pueden manifestar su interés en asistir a eventos, reportar anuncios y participar en el proceso de revisión de las publicaciones.</text:p>
      <text:h text:style-name="Heading_20_4" text:outline-level="4">Entradas</text:h>
      <text:list text:style-name="L1">
        <text:list-item>
          <text:p text:style-name="P3"><text:span text:style-name="Strong_20_Emphasis">Publicaciones de Anuncios</text:span>: Los publicadores ingresan detalles sobre sus anuncios (título, descripción, imágenes, etc.).</text:p>
        </text:list-item>
        <text:list-item>
          <text:p text:style-name="P3"><text:span text:style-name="Strong_20_Emphasis">Reportes de Anuncios</text:span>: Los usuarios registrados reportan anuncios, indicando el motivo del reporte.</text:p>
        </text:list-item>
        <text:list-item>
          <text:p text:style-name="P3"><text:span text:style-name="Strong_20_Emphasis">Confirmación de Asistencia</text:span>: Los usuarios registran su interés en asistir a eventos.</text:p>
        </text:list-item>
        <text:list-item>
          <text:p text:style-name="P4"><text:span text:style-name="Strong_20_Emphasis">Notificaciones</text:span>: El sistema muestra eventos con un conteo regresivo a los usuarios.</text:p>
        </text:list-item>
      </text:list>
      <text:h text:style-name="Heading_20_4" text:outline-level="4">Salidas</text:h>
      <text:list text:style-name="L2">
        <text:list-item>
          <text:p text:style-name="P5"><text:span text:style-name="Strong_20_Emphasis">Publicaciones Aprobadas</text:span>: Anuncios que son visibles para todos los usuarios.</text:p>
        </text:list-item>
        <text:list-item>
          <text:p text:style-name="P5"><text:span text:style-name="Strong_20_Emphasis">Notificaciones de Eventos</text:span>: Alertas que informan a los usuarios sobre eventos próximos.</text:p>
        </text:list-item>
        <text:list-item>
          <text:p text:style-name="P5"><text:span text:style-name="Strong_20_Emphasis">Informes de Reportes</text:span>: Lista de anuncios reportados y su estado (aprobado, ignorado).</text:p>
        </text:list-item>
        <text:list-item>
          <text:p text:style-name="P6"><text:span text:style-name="Strong_20_Emphasis">Estado de Publicaciones</text:span>: Mensajes sobre el estado de las publicaciones y acciones requeridas (aprobación, baneo).</text:p>
        </text:list-item>
      </text:list>
      <text:h text:style-name="Heading_20_4" text:outline-level="4">Ventajas</text:h>
      <text:list text:style-name="L3">
        <text:list-item>
          <text:p text:style-name="P7"><text:span text:style-name="Strong_20_Emphasis">Control de Calidad</text:span>: Las publicaciones requieren aprobación, lo que asegura contenido relevante y adecuado.</text:p>
        </text:list-item>
        <text:list-item>
          <text:p text:style-name="P7"><text:span text:style-name="Strong_20_Emphasis">Participación del Usuario</text:span>: Los usuarios pueden reportar contenido inapropiado, fomentando un entorno más seguro.</text:p>
        </text:list-item>
        <text:list-item>
          <text:p text:style-name="P7"><text:span text:style-name="Strong_20_Emphasis">Sistema de Notificación</text:span>: Permite a los usuarios estar al tanto de eventos relevantes, aumentando el compromiso.</text:p>
        </text:list-item>
        <text:list-item>
          <text:p text:style-name="P8"><text:span text:style-name="Strong_20_Emphasis">Penalización de Comportamientos Inapropiados</text:span>: Los publicadores con reportes confirmados son penalizados, lo que disuade el comportamiento abusivo.</text:p>
        </text:list-item>
      </text:list>
      <text:h text:style-name="Heading_20_4" text:outline-level="4">Relaciones</text:h>
      <text:list text:style-name="L4">
        <text:list-item>
          <text:p text:style-name="P9"><text:span text:style-name="Strong_20_Emphasis">Publicador-Administrador</text:span>: Los publicadores dependen de los administradores para la aprobación de sus anuncios si no cumplen con los requisitos automáticos.</text:p>
        </text:list-item>
        <text:list-item>
          <text:p text:style-name="P9"><text:span text:style-name="Strong_20_Emphasis">Usuario-Evento</text:span>: Los usuarios pueden expresar interés en eventos, creando una relación activa con las publicaciones y el contenido.</text:p>
        </text:list-item>
        <text:list-item>
          <text:p text:style-name="P9"><text:span text:style-name="Strong_20_Emphasis">Usuario-Reporte</text:span>: Los usuarios pueden reportar anuncios, lo que activa un proceso que involucra a los administradores.</text:p>
        </text:list-item>
        <text:list-item>
          <text:p text:style-name="P10"><text:span text:style-name="Strong_20_Emphasis">Administrador-Publicación</text:span>: Los administradores tienen la autoridad de aprobar o ignorar reportes, y gestionar las penalizaciones de los publicadores.</text:p>
        </text:list-item>
      </text:list>
      <text:h text:style-name="Heading_20_4" text:outline-level="4"><text:soft-page-break/>Consideraciones Técnicas</text:h>
      <text:list text:style-name="L5">
        <text:list-item>
          <text:p text:style-name="P11"><text:span text:style-name="Strong_20_Emphasis">Tecnologías</text:span>: El sistema se desarrollará utilizando XAMPP (PHP, JavaScript, HTML, CSS, MySQL/MariaDB).</text:p>
        </text:list-item>
        <text:list-item>
          <text:p text:style-name="P11"><text:span text:style-name="Strong_20_Emphasis">Despliegue</text:span>: Se debe asegurar que las tecnologías sean libres y adecuadas para ser desplegadas en los servidores del Cunoc.</text:p>
        </text:list-item>
        <text:list-item>
          <text:p text:style-name="P12"><text:span text:style-name="Strong_20_Emphasis">Estructura</text:span>: Implementar clases y métodos que sigan una arquitectura limpia, separando la lógica de presentación, negocio y datos para facilitar las pruebas y el mantenimiento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9:42:20.088955296</meta:creation-date>
    <dc:date>2024-11-04T19:43:08.104774004</dc:date>
    <meta:editing-duration>PT49S</meta:editing-duration>
    <meta:editing-cycles>1</meta:editing-cycles>
    <meta:document-statistic meta:table-count="0" meta:image-count="0" meta:object-count="0" meta:page-count="2" meta:paragraph-count="27" meta:word-count="387" meta:character-count="2765" meta:non-whitespace-character-count="2424"/>
    <meta:generator>LibreOffice/24.8.2.1$Linux_X86_64 LibreOffice_project/480$Build-1</meta:generator>
  </office:meta>
</office:document-meta>
</file>